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A000000CFAA6C1BA7510B402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005189" officeooo:paragraph-rsid="00005189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officeooo:rsid="00005189" officeooo:paragraph-rsid="0016cd81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officeooo:rsid="0016cd81" officeooo:paragraph-rsid="0016cd8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cd81" officeooo:paragraph-rsid="0016cd8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016cd81" officeooo:paragraph-rsid="001a3f0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0b6b7d" officeooo:paragraph-rsid="001a3f0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officeooo:rsid="00199676" officeooo:paragraph-rsid="0019967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0pt" officeooo:rsid="001a3f00" officeooo:paragraph-rsid="001a3f00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bbdc0" officeooo:paragraph-rsid="001bbdc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0b6b7d" officeooo:paragraph-rsid="000b6b7d"/>
    </style:style>
    <style:style style:name="P12" style:family="paragraph" style:parent-style-name="Standard">
      <style:paragraph-properties fo:text-align="justify" style:justify-single-word="false"/>
      <style:text-properties officeooo:rsid="001a3f00" officeooo:paragraph-rsid="001a3f00"/>
    </style:style>
    <style:style style:name="P13" style:family="paragraph" style:parent-style-name="Header">
      <style:paragraph-properties fo:text-align="start" style:justify-single-word="false"/>
      <style:text-properties fo:font-weight="bold" officeooo:rsid="00042186" officeooo:paragraph-rsid="0016cd81" style:font-weight-asian="bold" style:font-weight-complex="bold"/>
    </style:style>
    <style:style style:name="T1" style:family="text">
      <style:text-properties officeooo:rsid="00042186"/>
    </style:style>
    <style:style style:name="T2" style:family="text">
      <style:text-properties fo:font-weight="bold" officeooo:rsid="000b6b7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5ffe" style:font-weight-asian="normal" style:font-weight-complex="normal"/>
    </style:style>
    <style:style style:name="T5" style:family="text">
      <style:text-properties fo:font-weight="normal" officeooo:rsid="001a3f00" style:font-weight-asian="normal" style:font-weight-complex="normal"/>
    </style:style>
    <style:style style:name="T6" style:family="text">
      <style:text-properties fo:font-weight="normal" officeooo:rsid="001bbdc0" style:font-weight-asian="normal" style:font-weight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a3f00" style:font-size-asian="10pt" style:font-weight-asian="normal" style:font-size-complex="10pt" style:font-weight-complex="normal"/>
    </style:style>
    <style:style style:name="T10" style:family="text">
      <style:text-properties officeooo:rsid="001a3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1. </text:span><text:span text:style-name="T9">O que é um HUB?</text:span></text:p>
      <text:p text:style-name="P11"><text:span text:style-name="T9"/></text:p>
      <text:p text:style-name="P12"><text:span text:style-name="T8">2. O que é um Switch?</text:span></text:p>
      <text:p text:style-name="P12"><text:span text:style-name="T8"/></text:p>
      <text:p text:style-name="P12"><text:span text:style-name="T8">3. O que é um Roteador?</text:span></text:p>
      <text:p text:style-name="P12"><text:span text:style-name="T8"/></text:p>
      <text:p text:style-name="P12"><text:span text:style-name="T8">4. Qual o comando utilizado para realizar teste de conexão?</text:span></text:p>
      <text:p text:style-name="P12"><text:span text:style-name="T8"/></text:p>
      <text:p text:style-name="P12"><text:span text:style-name="T8">5. Qual o comando utilizado para observar a </text:span><text:span text:style-name="T7">rota</text:span><text:span text:style-name="T8"> que foi realizada por um pacote?</text:span></text:p>
      <text:p text:style-name="P12"><text:span text:style-name="T8"/></text:p>
      <text:p text:style-name="P6"><text:span text:style-name="T10">6</text:span>. O que é um endereço MAC?</text:p>
      <text:p text:style-name="P6"/>
      <text:p text:style-name="P6"><text:span text:style-name="T10">7</text:span>. O que é um endereço IP?</text:p>
      <text:p text:style-name="P7"><text:span text:style-name="T4"/></text:p>
      <text:p text:style-name="P8"><text:span text:style-name="T5">8</text:span><text:span text:style-name="T2">. </text:span><text:span text:style-name="T3">Qual a vantagem do cabo não-blindado (UTP) ao cabo blindado (STP)? Em que casos o cabo STP deve ser utilizado?</text:span></text:p>
      <text:p text:style-name="P8"><text:span text:style-name="T3"/></text:p>
      <text:p text:style-name="P9"><text:span text:style-name="T3">9. </text:span><text:span text:style-name="T6">Quais são os protocolos de segurança das redes sem fio? Qual opção ofereçe melhor segurança nos dias atuais?</text:span></text:p>
      <text:p text:style-name="P9"><text:span text:style-name="T6"/></text:p>
      <text:p text:style-name="P10"><text:span text:style-name="T3">10. Quais os modos de operação de uma rede sem fio?</text:span></text:p>
      <text:p text:style-name="P10"><text:span text:style-name="T3"/></text:p>
      <text:p text:style-name="P10"><text:span text:style-name="T3">11. Qual a diferença entre redes 2,4GHz e 5GHz? Explique as vantagens e desvantagens de cada frequência de re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fo:font-weight="bold" officeooo:rsid="00005189" officeooo:paragraph-rsid="00005189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weight="bold" officeooo:rsid="00005189" officeooo:paragraph-rsid="0016cd81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bold" officeooo:rsid="00042186" officeooo:paragraph-rsid="0016cd81" style:font-weight-asian="bold" style:font-weight-complex="bold"/>
    </style:style>
    <style:style style:name="MP5" style:family="paragraph" style:parent-style-name="Standard">
      <style:paragraph-properties fo:text-align="end" style:justify-single-word="false"/>
      <style:text-properties fo:font-weight="bold" officeooo:rsid="0016cd81" officeooo:paragraph-rsid="0016cd81" style:font-weight-asian="bold" style:font-weight-complex="bold"/>
    </style:style>
    <style:style style:name="MP6" style:family="paragraph" style:parent-style-name="Standard">
      <style:paragraph-properties fo:text-align="center" style:justify-single-word="false"/>
      <style:text-properties fo:font-weight="bold" officeooo:rsid="0016cd81" officeooo:paragraph-rsid="0016cd81" style:font-weight-asian="bold" style:font-weight-complex="bold"/>
    </style:style>
    <style:style style:name="MT1" style:family="text">
      <style:text-properties officeooo:rsid="00042186"/>
    </style:style>
    <style:style style:name="MT2" style:family="text">
      <style:text-properties officeooo:rsid="001a3f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2"><draw:frame draw:style-name="Mfr1" draw:name="Figura1" text:anchor-type="paragraph" svg:x="-0.023cm" svg:y="0cm" svg:width="4.404cm" svg:height="2.314cm" draw:z-index="0"><draw:image xlink:href="Pictures/100000000000018A000000CFAA6C1BA7510B402F.jpg" xlink:type="simple" xlink:show="embed" xlink:actuate="onLoad" loext:mime-type="image/jpeg"/></draw:frame></text:p>
            </table:table-cell>
            <table:table-cell table:style-name="Tabela2.A1" office:value-type="string">
              <text:p text:style-name="MP3">Instituto Federal de Educação, Ciência e Tecnologia de Pernambuco (IFPE)<text:line-break/>Campus Vitória de Santo Antão<text:line-break/>Prof. Luís Eduard<text:span text:style-name="MT1">o</text:span></text:p>
              <text:p text:style-name="MP4">Redes de Computadores I</text:p>
            </table:table-cell>
          </table:table-row>
        </table:table>
        <text:p text:style-name="MP5">Aluno:__________________________________</text:p>
        <text:p text:style-name="MP5">Turma:______________</text:p>
        <text:p text:style-name="MP5">Data:___________</text:p>
        <text:p text:style-name="MP6">Exercício de <text:span text:style-name="MT2">Revis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ís Eduardo Tenório Silva</meta:initial-creator>
    <meta:creation-date>2019-01-07T11:46:36.355279689</meta:creation-date>
    <dc:date>2019-09-11T10:29:37.899594572</dc:date>
    <dc:creator>Luís Eduardo Tenório Silva</dc:creator>
    <meta:editing-duration>PT2H37M53S</meta:editing-duration>
    <meta:editing-cycles>15</meta:editing-cycles>
    <meta:generator>LibreOffice/6.1.5.2$Linux_X86_64 LibreOffice_project/90f8dcf33c87b3705e78202e3df5142b201bd805</meta:generator>
    <meta:printed-by>Luís Eduardo Tenório Silva</meta:printed-by>
    <meta:print-date>2019-05-21T14:57:56.235001202</meta:print-date>
    <meta:document-statistic meta:table-count="1" meta:image-count="1" meta:object-count="0" meta:page-count="1" meta:paragraph-count="17" meta:word-count="155" meta:character-count="882" meta:non-whitespace-character-count="744"/>
  </office:meta>
</office:document-meta>
</file>